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style:snap-to-layout-grid="false"/>
    </style:style>
    <style:style style:name="P4" style:family="paragraph" style:parent-style-name="Standard">
      <style:paragraph-properties fo:line-height="100%"/>
      <style:text-properties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6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002cm" fo:margin-right="0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0.002cm" fo:margin-right="0cm" fo:line-height="100%" fo:text-indent="0cm" style:auto-text-indent="false"/>
    </style:style>
    <style:style style:name="P27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2.524cm" fo:margin-right="0cm" fo:line-height="100%" fo:text-indent="0.076cm" style:auto-text-indent="false"/>
    </style:style>
    <style:style style:name="P32" style:family="paragraph" style:parent-style-name="Standard">
      <style:paragraph-properties fo:margin-left="0.686cm" fo:margin-right="0cm" fo:line-height="100%" fo:text-indent="0cm" style:auto-text-indent="false"/>
    </style:style>
    <style:style style:name="P33" style:family="paragraph" style:parent-style-name="Standard">
      <style:paragraph-properties fo:margin-left="0.811cm" fo:margin-right="0cm" fo:line-height="96%" fo:text-indent="-0.75cm" style:auto-text-indent="false"/>
    </style:style>
    <style:style style:name="P34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5" style:family="paragraph" style:parent-style-name="Standard">
      <style:paragraph-properties fo:margin-left="0.002cm" fo:margin-right="3.244cm" fo:text-indent="0cm" style:auto-text-indent="false"/>
    </style:style>
    <style:style style:name="P36" style:family="paragraph" style:parent-style-name="Standard">
      <style:paragraph-properties fo:margin-left="0.811cm" fo:margin-right="0cm" fo:line-height="100%" fo:text-indent="-0.81cm" style:auto-text-indent="false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38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39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0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1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2" style:family="paragraph" style:parent-style-name="Standard">
      <style:paragraph-properties fo:margin-left="0.182cm" fo:margin-right="0cm" fo:line-height="100%" fo:text-indent="0cm" style:auto-text-indent="false"/>
    </style:style>
    <style:style style:name="P43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4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45" style:family="paragraph" style:parent-style-name="Standard">
      <style:paragraph-properties fo:margin-left="0.051cm" fo:margin-right="0cm" fo:line-height="100%" fo:text-indent="0cm" style:auto-text-indent="false"/>
    </style:style>
    <style:style style:name="P46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style:font-name="Arial" fo:font-weight="bold" style:font-name-asian="Arial" style:font-weight-asian="bold" style:font-name-complex="Arial"/>
    </style:style>
    <style:style style:name="P47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48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9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font-weight="bold" style:font-name-asian="Arial" style:font-weight-asian="bold" style:font-name-complex="Arial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9pt" style:font-name-asian="Arial" style:font-size-asian="9pt" style:font-name-complex="Arial"/>
    </style:style>
    <style:style style:name="T11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ECRETARÍA DE LA DEFENSA NACIONAL.</text:p>
      <text:p text:style-name="P4"><text:s/><text:bookmark text:name="_GoBack"/></text:p>
      <text:list xml:id="list1409814224" text:style-name="WW8Num1">
        <text:list-item>
          <text:p text:style-name="P20">DIR. GRAL. EDUC. MIL. Y <text:tab/> <text:s text:c="226"/>ESC. MIL. DE INGS.</text:p>
        </text:list-item>
      </text:list>
      <text:p text:style-name="P21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4">SECUENCIA DIDÁCTICA No. 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2">(E) Unidad de aprendizaje: </text:p>
          </table:table-cell>
          <table:covered-table-cell/>
          <table:table-cell table:style-name="Tabla1.A3" table:number-columns-spanned="5" office:value-type="string">
            <text:p text:style-name="P23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2">Probabilidad y Estadística</text:p>
          </table:table-cell>
          <table:covered-table-cell/>
          <table:table-cell table:style-name="Tabla1.C4" table:number-columns-spanned="5" office:value-type="string">
            <text:p text:style-name="P1"><text:span text:style-name="T5">SEGUNDA EVALUACIÓN PARCIAL</text:span>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25"><text:span text:style-name="T8">Demuestra los conocimientos adquiridos sobre las variables aleatorias discretas o continuas, los conceptos de distribución de probabilidad de variables aleatorias discretas o continuas, y los procedimientos de cálculo de probabilidades de eventos basados en la distribución normal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4"><text:s/></text:p>
            <text:p text:style-name="P17"><text:span text:style-name="T8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30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8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8">Campo Militar No. 1-K, Lomas de San Isidro, México, <text:s/>Viernes 21 de may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31"><text:span text:style-name="T8">(J) Situación problema: (conflicto cognitivo</text:span><text:span text:style-name="T6">)</text:span><text:span text:style-name="T1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8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8">¿Qué tan bien ha logrado el discente entender el concepto de distribución de probabilidad de variables aleatorias discretas y continuas en el ámbito de la ingeniería?</text:span></text:p>
            <text:p text:style-name="P1"><text:span text:style-name="T8">¿Qué tan bien ha logrado el discente entender el cálculo de probabilidades de eventos utilizando la distribución de probabilidad normal?</text:span></text:p>
            <text:p text:style-name="P7">¿Qué también el discente ha identificado la relación entre las distribuciones binomial y de Poisson con la distribución norma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27"><text:span text:style-name="T8">Demostración de conocimientos sobre las variables aleatorias (v.a.) discretas y v.a. continuas, las distribuciones de probabilidad de v.a. discretas y v.a. continuas; así como el cálculo de probabilidades usando la distribución normal y las relaciones entre las distribuciones binomial y de Poisson con la distribución normal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8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2"><text:span text:style-name="T8">(L) Metodología a desarrollar:</text:span><text:span text:style-name="T10"> </text:span></text:p>
          </table:table-cell>
          <table:table-cell table:style-name="Tabla1.A3" table:number-columns-spanned="3" office:value-type="string">
            <text:p text:style-name="P33"><text:span text:style-name="T8">(M) Actividades del Mediador: </text:span>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4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5"><text:span text:style-name="T11"><text:s/></text:span><text:s/></text:p>
          </table:table-cell>
          <table:covered-table-cell/>
          <table:covered-table-cell/>
          <table:table-cell table:style-name="Tabla1.A1" office:value-type="string">
            <text:p text:style-name="P36"><text:span text:style-name="T8">(P) Indicadores de desempeño:</text:span><text:span text:style-name="T12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/>
          </table:table-cell>
          <table:table-cell table:style-name="Tabla1.B13" table:number-rows-spanned="3" table:number-columns-spanned="3" office:value-type="string">
            <text:list xml:id="list3002246113" text:style-name="WW8Num7">
              <text:list-item>
                <text:p text:style-name="P37">Se dan las instrucciones pertinentes sobre las estrategias de trabajo.</text:p>
              </text:list-item>
            </text:list>
          </table:table-cell>
          <table:covered-table-cell/>
          <table:covered-table-cell/>
          <table:table-cell table:style-name="Tabla1.E11" table:number-columns-spanned="2" office:value-type="string">
            <text:p text:style-name="P26"><text:span text:style-name="T8">El personal discente demuestra los conocimientos adquiridos sobre teoría de probabilidad y distribuciones de probabilidad.</text:span></text:p>
          </table:table-cell>
          <table:covered-table-cell/>
          <table:table-cell table:style-name="Tabla1.G11" table:number-columns-spanned="3" office:value-type="string">
            <text:list xml:id="list3886640248" text:style-name="WW8Num5">
              <text:list-item>
                <text:p text:style-name="P38"><text:span text:style-name="T1">Libros de la bibliografía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234886722755" text:continue-numbering="true" text:style-name="WW8Num5">
              <text:list-item>
                <text:p text:style-name="P39">Calificación de examen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3"/>
          </table:table-cell>
          <table:covered-table-cell/>
          <table:table-cell table:style-name="Tabla1.A3" table:number-columns-spanned="3" office:value-type="string">
            <text:p text:style-name="P40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3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224362769" text:style-name="WW8Num3">
              <text:list-item>
                <text:p text:style-name="P41">120 minutos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.14">
          <table:table-cell table:style-name="Tabla1.A1" table:number-columns-spanned="10" office:value-type="string">
            <text:p text:style-name="P2"><text:span text:style-name="T6">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6">Metacomprensión: ¿qué tan bien se considera que el discente ha comprendido el concepto, la aplicación y los procedimientos de teoría de probabilidad y distribuciones de probabilidad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2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2"><text:span text:style-name="T6">(S) Momentos de evaluación:</text:span><text:span text:style-name="T8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3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4">(U) Instrumentos de evaluación </text:p>
          </table:table-cell>
          <table:covered-table-cell/>
          <table:table-cell table:style-name="Tabla1.A1" table:number-columns-spanned="2" office:value-type="string">
            <text:p text:style-name="P45"><text:span text:style-name="T6">(V)Producto final:</text:span><text:span text:style-name="T11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1">Diagnóstica </text:p>
          </table:table-cell>
          <table:covered-table-cell/>
          <table:table-cell table:style-name="Tabla1.C18" office:value-type="string">
            <text:p text:style-name="P2"><text:span text:style-name="T6">( <text:s/>) </text:span></text:p>
          </table:table-cell>
          <table:table-cell table:style-name="Tabla1.D20" table:number-rows-spanned="3" table:number-columns-spanned="3" office:value-type="string">
            <text:p text:style-name="P18">Regulación retroactiva (programar actividades de refuerzo después de realizar la evaluación).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293495118" text:style-name="WW8Num4">
              <text:list-item>
                <text:p text:style-name="P46">Examen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13">Examen cumplimentado.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1">Sumativa. </text:p>
          </table:table-cell>
          <table:covered-table-cell/>
          <table:table-cell table:style-name="Tabla1.C19" office:value-type="string">
            <text:p text:style-name="P2"><text:span text:style-name="T6">(X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1">Formativa. </text:p>
          </table:table-cell>
          <table:covered-table-cell/>
          <table:table-cell table:style-name="Tabla1.C20" office:value-type="string">
            <text:p text:style-name="P2"><text:span text:style-name="T6">( 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8"><text:s/></text:p>
            <text:p text:style-name="P2"><text:span text:style-name="T8">(W)Elaboró: Mediador.</text:span></text:p>
            <text:p text:style-name="P2"><text:span text:style-name="T8">C. I.I. en E. </text:span></text:p>
            <text:p text:style-name="P2"/>
            <text:p text:style-name="P48">Lamberto Maza Casas</text:p>
            <text:p text:style-name="P47"><text:span text:style-name="T8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8"><text:s/></text:p>
            <text:p text:style-name="P8"><text:s/>Vo. <text:s text:c="17"/>Bo. </text:p>
            <text:p text:style-name="P2"><text:span text:style-name="T8">EL Tte. Cor. I. I., Jefe Sec. Académica. </text:span></text:p>
            <text:p text:style-name="P2"/>
            <text:p text:style-name="P49"><text:span text:style-name="T8">Omar Luna Ramírez</text:span></text:p>
            <text:p text:style-name="P49"><text:span text:style-name="T8">(</text:span><text:span text:style-name="T7">C-822090</text:span><text:span text:style-name="T8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21-02-17T17:55:00</meta:creation-date>
    <dc:creator>Moshkodo Moshkodoi</dc:creator>
    <dc:date>2021-03-16T08:12:00</dc:date>
    <meta:print-date>2019-10-03T23:31:00</meta:print-date>
    <meta:editing-cycles>7</meta:editing-cycles>
    <meta:editing-duration>PT22M</meta:editing-duration>
    <meta:document-statistic meta:table-count="1" meta:image-count="0" meta:object-count="0" meta:page-count="2" meta:paragraph-count="65" meta:word-count="385" meta:character-count="3139" meta:non-whitespace-character-count="2306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